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c99a" officeooo:paragraph-rsid="0014c99a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14c99a" officeooo:paragraph-rsid="0014c99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c99a" officeooo:paragraph-rsid="0014c99a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104b" officeooo:paragraph-rsid="0015104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cd16" officeooo:paragraph-rsid="0015cd1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7ad6" officeooo:paragraph-rsid="00167ad6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4c99a" officeooo:paragraph-rsid="0014c99a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4c99a" officeooo:paragraph-rsid="0014c99a" style:font-style-asian="normal" style:font-weight-asian="normal" style:font-style-complex="normal" style:font-weight-complex="normal"/>
    </style:style>
    <style:style style:name="T1" style:family="text">
      <style:text-properties officeooo:rsid="00167a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stspiele-Protokolle 12.11.18</text:p>
      <text:p text:style-name="P1"/>
      <text:list xml:id="list1982709269" text:style-name="L1">
        <text:list-item>
          <text:p text:style-name="P8">Überlegung wer anfängt:</text:p>
          <text:list>
            <text:list-item>
              <text:p text:style-name="P3">Weiß beginnt, da klassisch; Farben werden ausgelost</text:p>
            </text:list-item>
            <text:list-item>
              <text:p text:style-name="P3">Beginner wird ausgelost (unabhängig von der Farbe)</text:p>
            </text:list-item>
          </text:list>
        </text:list-item>
        <text:list-item>
          <text:p text:style-name="P2">Tutorial Überlegungen:</text:p>
          <text:list>
            <text:list-item>
              <text:p text:style-name="P3">Grundsätzliche Erklärung der Bewegung der Steine</text:p>
            </text:list-item>
            <text:list-item>
              <text:p text:style-name="P3">Vorstellen der Schlagmöglichkeiten</text:p>
            </text:list-item>
            <text:list-item>
              <text:p text:style-name="P3">Vorstellung der Pyramide</text:p>
            </text:list-item>
            <text:list-item>
              <text:p text:style-name="P3">Sobald Pyramide geschlagen</text:p>
            </text:list-item>
            <text:list-item>
              <text:p text:style-name="P3">Erklärung der Reihenregeln</text:p>
            </text:list-item>
          </text:list>
        </text:list-item>
        <text:list-item>
          <text:p text:style-name="P4">Überlegung:</text:p>
          <text:list>
            <text:list-item>
              <text:p text:style-name="P4">Wurzeloperation und Potenzen einführen? →<text:span text:style-name="T1"> Abstimmung erfolgt</text:span></text:p>
              <text:list>
                <text:list-item>
                  <text:p text:style-name="P4">Steinwert steht als Basis bei Potenzen</text:p>
                </text:list-item>
                <text:list-item>
                  <text:p text:style-name="P4">Steinwert gibt Grad der Wurzel an</text:p>
                </text:list-item>
                <text:list-item>
                  <text:p text:style-name="P4">Pro: Komplexes Spiel für mathematisch Interessierte</text:p>
                </text:list-item>
                <text:list-item>
                  <text:p text:style-name="P4">mehr Möglichkeiten → schnelleres Spiel</text:p>
                </text:list-item>
                <text:list-item>
                  <text:p text:style-name="P4">Kontra: verkomplixiert</text:p>
                </text:list-item>
                <text:list-item>
                  <text:p text:style-name="P4">neue Anforderung an Programmierteam (Schwach)</text:p>
                </text:list-item>
                <text:list-item>
                  <text:p text:style-name="P4">Niedrige Zahlen werden bevorzugt → wertvoller</text:p>
                </text:list-item>
              </text:list>
            </text:list-item>
          </text:list>
        </text:list-item>
        <text:list-item>
          <text:p text:style-name="P5">Reihenberechnung Liste in Word<text:tab/></text:p>
        </text:list-item>
        <text:list-item>
          <text:p text:style-name="P5">Liste der Reihen auf Abruf verfügbar machen</text:p>
          <text:list>
            <text:list-item>
              <text:p text:style-name="P5">nutzerfreundlicher</text:p>
            </text:list-item>
            <text:list-item>
              <text:p text:style-name="P5">Aufrufbarer Taschenrechner/Rechenhilfe</text:p>
            </text:list-item>
          </text:list>
        </text:list-item>
        <text:list-item>
          <text:p text:style-name="P6">Erfahrung ist ein wichtiger Faktor für die Spiellänge</text:p>
          <text:list>
            <text:list-item>
              <text:p text:style-name="P6">Anfänger übersehen leicht Möglichkeiten/Gefahr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41:16.761000000</meta:creation-date>
    <dc:date>2018-11-12T16:47:06.209000000</dc:date>
    <meta:editing-duration>PT10M11S</meta:editing-duration>
    <meta:editing-cycles>1</meta:editing-cycles>
    <meta:document-statistic meta:table-count="0" meta:image-count="0" meta:object-count="0" meta:page-count="1" meta:paragraph-count="25" meta:word-count="133" meta:character-count="932" meta:non-whitespace-character-count="847"/>
    <meta:generator>LibreOffice/5.4.2.2$Windows_X86_64 LibreOffice_project/22b09f6418e8c2d508a9eaf86b2399209b0990f4</meta:generator>
  </office:meta>
</office:document-meta>
</file>